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us" svg:font-family="Tinus"/>
    <style:font-face style:name="DejaVu Sans Condensed1" svg:font-family="'DejaVu Sans Condensed'" style:font-family-generic="swiss"/>
    <style:font-face style:name="Tlwg Typo" svg:font-family="'Tlwg Typo'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Abre Senhor os meu olhos</text:p>
      <text:p text:style-name="P1"></text:p>
      <text:p text:style-name="P1">intro: D A G D A </text:p>
      <text:p text:style-name="P1"></text:p>
      <text:p text:style-name="P1">D</text:p>
      <text:p text:style-name="P1">Abre, Senhor, os meus olhos</text:p>
      <text:p text:style-name="P1">A</text:p>
      <text:p text:style-name="P1">Olhos do meu coração</text:p>
      <text:p text:style-name="P1"><text:s text:c="14"/>G <text:s text:c="15"/>D</text:p>
      <text:p text:style-name="P1">Quero te ver, Senhor</text:p>
      <text:p text:style-name="P1"><text:tab/> <text:s text:c="3"/>D <text:s text:c="4"/>A</text:p>
      <text:p text:style-name="P1">Quero te ver</text:p>
      <text:p text:style-name="P1">A <text:s text:c="27"/>Bm</text:p>
      <text:p text:style-name="P1">Exaltado sobre os céus</text:p>
      <text:p text:style-name="P1"><text:s text:c="6"/>G <text:s text:c="42"/>A</text:p>
      <text:p text:style-name="P1">Brilhando em nós a luz da Tua glória</text:p>
      <text:p text:style-name="P1"><text:s text:c="37"/>Bm</text:p>
      <text:p text:style-name="P1">Derramando amor e poder</text:p>
      <text:p text:style-name="P1"><text:s text:c="21"/><text:tab/> <text:s text:c="7"/>G</text:p>
      <text:p text:style-name="P1">Quando cantamos</text:p>
      <text:p text:style-name="P1"> <text:s text:c="17"/>A</text:p>
      <text:p text:style-name="P1">Santo, Santo</text:p>
      <text:p text:style-name="P1">D</text:p>
      <text:p text:style-name="P1">Santo, Santo, Santo</text:p>
      <text:p text:style-name="P1">A</text:p>
      <text:p text:style-name="P1">Santo, Santo, Santo</text:p>
      <text:p text:style-name="P1">G</text:p>
      <text:p text:style-name="P1">Santo, Santo, Santo</text:p>
      <text:p text:style-name="P1"><text:s text:c="16"/>D<text:tab/><text:tab/>A</text:p>
      <text:p text:style-name="P1">Quero Te ver, Senhor.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us" svg:font-family="Tinus"/>
    <style:font-face style:name="DejaVu Sans Condensed1" svg:font-family="'DejaVu Sans Condensed'" style:font-family-generic="swiss"/>
    <style:font-face style:name="Tlwg Typo" svg:font-family="'Tlwg Typo'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6-20T12:38:04</meta:creation-date>
    <dc:date>2016-06-20T12:46:51</dc:date>
    <dc:creator>Mauro Vieira</dc:creator>
    <meta:editing-duration>PT8M49S</meta:editing-duration>
    <meta:editing-cycles>1</meta:editing-cycles>
    <meta:generator>OpenOffice/4.1.2$Unix OpenOffice.org_project/412m3$Build-9782</meta:generator>
    <meta:document-statistic meta:table-count="0" meta:image-count="0" meta:object-count="0" meta:page-count="1" meta:paragraph-count="31" meta:word-count="78" meta:character-count="573"/>
  </office:meta>
</office:document-meta>
</file>